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loext:contextual-spacing="false" fo:text-align="justify" style:justify-single-word="false"/>
      <style:text-properties style:font-name="Georgia" officeooo:rsid="004fcb15" officeooo:paragraph-rsid="004fcb15"/>
    </style:style>
    <style:style style:name="P2" style:family="paragraph" style:parent-style-name="Standard" style:master-page-name="Standard">
      <style:paragraph-properties fo:margin-top="0in" fo:margin-bottom="0in" loext:contextual-spacing="false" fo:text-align="justify" style:justify-single-word="false" style:page-number="auto"/>
      <style:text-properties style:font-name="Georgia" fo:font-weight="bold" officeooo:rsid="004fcb15" officeooo:paragraph-rsid="004fcb15" style:font-weight-asian="bold" style:font-weight-complex="bold"/>
    </style:style>
    <style:style style:name="P3" style:family="paragraph" style:parent-style-name="Standard">
      <style:paragraph-properties fo:margin-top="0in" fo:margin-bottom="0in" loext:contextual-spacing="false" fo:text-align="justify" style:justify-single-word="false"/>
      <style:text-properties style:font-name="Georgia" officeooo:rsid="004fcb15" officeooo:paragraph-rsid="004fcb15"/>
    </style:style>
    <style:style style:name="P4" style:family="paragraph" style:parent-style-name="Standard">
      <style:paragraph-properties fo:margin-top="0in" fo:margin-bottom="0in" loext:contextual-spacing="false" fo:text-align="justify" style:justify-single-word="false"/>
      <style:text-properties style:font-name="Georgia" officeooo:rsid="0055287e" officeooo:paragraph-rsid="0055287e"/>
    </style:style>
    <style:style style:name="P5" style:family="paragraph" style:parent-style-name="Standard">
      <style:paragraph-properties fo:margin-top="0in" fo:margin-bottom="0in" loext:contextual-spacing="false" fo:text-align="justify" style:justify-single-word="false"/>
      <style:text-properties style:font-name="Georgia" fo:font-weight="bold" officeooo:rsid="0055287e" officeooo:paragraph-rsid="0055287e" style:font-weight-asian="bold" style:font-weight-complex="bold"/>
    </style:style>
    <style:style style:name="T1" style:family="text">
      <style:text-properties officeooo:rsid="00501b5b"/>
    </style:style>
    <style:style style:name="T2" style:family="text">
      <style:text-properties officeooo:rsid="0051086e"/>
    </style:style>
    <style:style style:name="T3" style:family="text">
      <style:text-properties officeooo:rsid="0051219f"/>
    </style:style>
    <style:style style:name="T4" style:family="text">
      <style:text-properties officeooo:rsid="00517159"/>
    </style:style>
    <style:style style:name="T5" style:family="text">
      <style:text-properties officeooo:rsid="0051c119"/>
    </style:style>
    <style:style style:name="T6" style:family="text">
      <style:text-properties officeooo:rsid="0053437e"/>
    </style:style>
    <style:style style:name="T7" style:family="text">
      <style:text-properties officeooo:rsid="0056e808"/>
    </style:style>
    <style:style style:name="T8" style:family="text">
      <style:text-properties officeooo:rsid="0058db81"/>
    </style:style>
    <style:style style:name="T9" style:family="text">
      <style:text-properties officeooo:rsid="005a4bd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Awake</text:p>
      <text:p text:style-name="P1"><text:s text:c="5"/>It’s three in the morning. <text:span text:style-name="T1">You’re wide awake and there’s nothing to do but watch infomercials. </text:span><text:span text:style-name="T2">Or you could count ceiling tiles. But both seem to be boring and in the same line of effort.</text:span></text:p>
      <text:p text:style-name="P1"><text:s text:c="5"/><text:span text:style-name="T2">So you skip those activities.</text:span></text:p>
      <text:p text:style-name="P1"><text:s text:c="5"/><text:span text:style-name="T2">Laying there you try and count sheep. They’re jumping over a fence which happens to be sitting over a pond. Oops one of the sheep just fell into the pond and is drowning.</text:span></text:p>
      <text:p text:style-name="P1"><text:s text:c="5"/><text:span text:style-name="T2">Counting sheep never was a good idea to begin with. </text:span><text:span text:style-name="T3">You wonder why people even attempt it. With an imagination like yours, those poor sheep sure do go through a lot.</text:span></text:p>
      <text:p text:style-name="P1"><text:s text:c="5"/><text:span text:style-name="T4">It could be explained to be your fault, but you’d rather not even go that route.</text:span></text:p>
      <text:p text:style-name="P1"><text:s text:c="5"/><text:span text:style-name="T5">Loosing sleep over sheep was never your intention. In fact you tried several other methods to fall asleep and none of them worked for you.</text:span></text:p>
      <text:p text:style-name="P1"><text:s text:c="5"/><text:span text:style-name="T6">Thinking back on your most favorite methods of attempting sleep you begin to doze off. Finally you are asleep within minutes dreaming peacefully away.</text:span></text:p>
      <text:p text:style-name="P1"/>
      <text:p text:style-name="P5">Walking</text:p>
      <text:p text:style-name="P4"><text:s text:c="5"/>You take a walk <text:span text:style-name="T7">to clear your mind</text:span>. It’s not that big of a neighborhood. <text:span text:style-name="T8">It’s gently raining outside. No one is out except for you. Dang people can’t even stand a little weather. </text:span><text:span text:style-name="T9">As soon as it hints of rain, they go running inside. Pussies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false" style:font-name-asian="Droid Sans Fallback" style:font-size-asian="12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Liberation Serif" fo:font-size="12pt" fo:language="en" fo:country="US" style:letter-kerning="false" style:font-name-asian="Droid Sans Fallback" style:font-size-asian="12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en" fo:country="US" style:font-name-asian="SimSun" style:font-family-asian="SimSun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Arial" fo:font-family="Arial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Default_20_Paragraph_20_Font" style:display-name="Default Paragraph Font" style:family="tex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5in" fo:page-height="7.9925in" style:num-format="1" style:print-orientation="portrait" fo:margin-top="0.1in" fo:margin-bottom="0.9in" fo:margin-left="0.7in" fo:margin-right="0.7in" style:writing-mode="lr-tb" style:layout-grid-color="#c0c0c0" style:layout-grid-lines="27" style:layout-grid-base-height="0.25in" style:layout-grid-ruby-height="0in" style:layout-grid-mode="none" style:layout-grid-ruby-below="false" style:layout-grid-print="false" style:layout-grid-display="false" style:layout-grid-base-width="0.152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2-10-22T16:39:00</meta:creation-date>
    <meta:initial-creator>kyle</meta:initial-creator>
    <dc:language>en-US</dc:language>
    <dc:date>2022-09-01T16:25:39.338625984</dc:date>
    <meta:editing-cycles>77</meta:editing-cycles>
    <meta:editing-duration>PT2H7M6S</meta:editing-duration>
    <meta:generator>LibreOffice/6.4.7.2$Linux_X86_64 LibreOffice_project/40$Build-2</meta:generator>
    <meta:document-statistic meta:table-count="0" meta:image-count="0" meta:object-count="0" meta:page-count="1" meta:paragraph-count="10" meta:word-count="217" meta:character-count="1211" meta:non-whitespace-character-count="964"/>
    <meta:template xlink:type="simple" xlink:actuate="onRequest" xlink:title="Normal.dotm" xlink:href=""/>
  </office:meta>
</office:document-meta>
</file>